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d94" officeooo:paragraph-rsid="0008ad94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08ad94" officeooo:paragraph-rsid="0008ad94"/>
    </style:style>
    <style:style style:name="T1" style:family="text">
      <style:text-properties officeooo:rsid="000a513c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Defining Relative Clauses <text:tab/></text:p>
      <text:p text:style-name="P3"/>
      <text:p text:style-name="P3">Checo Perez is a driver who <text:span text:style-name="T1">works</text:span> for RedBull.</text:p>
      <text:p text:style-name="P3"/>
      <text:p text:style-name="P3">I like the game<text:span text:style-name="T3"> that</text:span> he plays always.</text:p>
      <text:p text:style-name="P3"/>
      <text:p text:style-name="P3">That´s the song I play all day.</text:p>
      <text:p text:style-name="P3"/>
      <text:p text:style-name="P3">I reading the book, which I bought yesterday.</text:p>
      <text:p text:style-name="P3"/>
      <text:p text:style-name="P3"/>
      <text:p text:style-name="P3">Non-Defining Relative Clauses</text:p>
      <text:p text:style-name="P3"/>
      <text:p text:style-name="P3">The president of Mexico, who<text:span text:style-name="T1">se</text:span> his name is AMLO, is very old.</text:p>
      <text:p text:style-name="P3"/>
      <text:p text:style-name="P3">This car, which looks fast, is very expensive.</text:p>
      <text:p text:style-name="P3"/>
      <text:p text:style-name="P3">Jackie Chan, who is <text:span text:style-name="T1">an </text:span>actor, practices karate.</text:p>
      <text:p text:style-name="P3"/>
      <text:p text:style-name="P3">The homework, which is hard, is of English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4:15:06.041000000</meta:creation-date>
    <meta:print-date>2024-10-25T14:23:15.756000000</meta:print-date>
    <meta:printed-by>Archivos PDF</meta:printed-by>
    <dc:date>2024-10-25T14:37:11.473000000</dc:date>
    <meta:editing-duration>PT11M32S</meta:editing-duration>
    <meta:editing-cycles>1</meta:editing-cycles>
    <meta:document-statistic meta:table-count="0" meta:image-count="0" meta:object-count="0" meta:page-count="1" meta:paragraph-count="10" meta:word-count="74" meta:character-count="412" meta:non-whitespace-character-count="346"/>
    <meta:generator>LibreOffice/24.2.3.2$Windows_X86_64 LibreOffice_project/433d9c2ded56988e8a90e6b2e771ee4e6a5ab2ba</meta:generator>
  </office:meta>
</office:document-meta>
</file>